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get_s3(o.cons_loca)&gt;</text:placeholder></text:p>
            <text:p text:style-name="P14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1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))).upper() or ''&gt;</text:placeholder></text:p>
            <text:p text:style-name="P13"><text:soft-page-break/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<text:soft-page-break/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)">&lt;get_total_amount(o.invoice_line)&gt;</text:placeholder><text:soft-page-break/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/>
            <text:p text:style-name="P13"><text:s text:c="15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6-04T15:10:35</dc:date>
    <meta:editing-duration>PT17H29M58S</meta:editing-duration>
    <meta:editing-cycles>351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4" meta:word-count="148" meta:character-count="1904" meta:non-whitespace-character-count="1579"/>
  </office:meta>
</office:document-meta>
</file>